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package</text:span><text:s/>message;</text:p>
      <text:p text:style-name="Normal"/>
      <text:p text:style-name="Normal"><text:span text:style-name="T3">public</text:span><text:s/><text:span text:style-name="T4">class</text:span><text:s/>Main {</text:p>
      <text:p text:style-name="Normal"><text:s text:c="4"/><text:span text:style-name="T5">public</text:span><text:s/><text:span text:style-name="T6">static</text:span><text:s/><text:span text:style-name="T7">void</text:span><text:s/>main(String[] args) {</text:p>
      <text:p text:style-name="Normal"><text:s text:c="8"/>MessageBoard board =<text:s/><text:span text:style-name="T8">new</text:span><text:s/>MessageBoard();</text:p>
      <text:p text:style-name="Normal"><text:s text:c="8"/>Producer producer =<text:s/><text:span text:style-name="T9">new</text:span><text:s/>Producer(board);</text:p>
      <text:p text:style-name="Normal"><text:s text:c="8"/>Consumer consumer =<text:s/><text:span text:style-name="T10">new</text:span><text:s/>Consumer(board);</text:p>
      <text:p text:style-name="Normal"/>
      <text:p text:style-name="Normal"><text:s text:c="8"/>producer.start();</text:p>
      <text:p text:style-name="Normal"><text:s text:c="8"/>consumer.start();</text:p>
      <text:p text:style-name="Normal"><text:s text:c="4"/>}</text:p>
      <text:p text:style-name="Normal">}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jana Bhat</meta:initial-creator>
    <dc:creator>Anjana Bhat</dc:creator>
    <meta:creation-date>2025-10-06T15:46:00Z</meta:creation-date>
    <dc:date>2025-10-06T15:47:00Z</dc:date>
    <meta:template xlink:href="Normal" xlink:type="simple"/>
    <meta:editing-cycles>1</meta:editing-cycles>
    <meta:editing-duration>PT60S</meta:editing-duration>
    <meta:document-statistic meta:page-count="1" meta:paragraph-count="1" meta:word-count="43" meta:character-count="292" meta:row-count="2" meta:non-whitespace-character-count="250"/>
  </office:meta>
</office:document-meta>
</file>